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8e0c" officeooo:paragraph-rsid="00108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FFY AR</text:p>
      <text:p text:style-name="P1">MCA B</text:p>
      <text:p text:style-name="P1">NO 51</text:p>
      <text:p text:style-name="P1"/>
      <text:p text:style-name="P1"/>
      <text:p text:style-name="P1">Q1.exam@debian:~/SALES/Location2$ cat pur1.txt pur2.txt &gt;&gt; pur3.txt</text:p>
      <text:p text:style-name="P1"/>
      <text:p text:style-name="P1">Q2.exam@debian:~/SALES/Location2$ cp pur3.txt ~/SALES/Location3/stock3.txt</text:p>
      <text:p text:style-name="P1"/>
      <text:p text:style-name="P1">Q3.</text:p>
      <text:p text:style-name="P1"/>
      <text:p text:style-name="P1">Q4.exam@debian:~/SALES/Location3$ head -10 stock1.txt</text:p>
      <text:p text:style-name="P1"/>
      <text:p text:style-name="P1">Q6.exam@debian:~/SALES$ ls -la</text:p>
      <text:p text:style-name="P1"/>
      <text:p text:style-name="P1">Q6.echo -e "MENU\n1.Sphere\n2.Cube\n3.Cylinder"</text:p>
      <text:p text:style-name="P1">echo "Enter your choice:"</text:p>
      <text:p text:style-name="P1">read m</text:p>
      <text:p text:style-name="P1">case $m in</text:p>
      <text:p text:style-name="P1"><text:s text:c="4"/>1)echo "Enter the radius:"</text:p>
      <text:p text:style-name="P1"><text:s text:c="6"/>read r</text:p>
      <text:p text:style-name="P1"><text:s text:c="6"/>x=(4/3*3.14)</text:p>
      <text:p text:style-name="P1"><text:s text:c="6"/>y=($r\*$r\*$r)</text:p>
      <text:p text:style-name="P1"><text:s text:c="6"/>c=x*y</text:p>
      <text:p text:style-name="P1"><text:s text:c="6"/>echo "volume of sphere":$c</text:p>
      <text:p text:style-name="P1"><text:s text:c="6"/>;;</text:p>
      <text:p text:style-name="P1"><text:s text:c="4"/>2)echo "Enter the side:"</text:p>
      <text:p text:style-name="P1"><text:s text:c="6"/>read a</text:p>
      <text:p text:style-name="P1"><text:s text:c="6"/>c ='(($a*$a*$a))'</text:p>
      <text:p text:style-name="P1"><text:s text:c="6"/>echo "volume of cube:$c"</text:p>
      <text:p text:style-name="P1"><text:s text:c="6"/>;;</text:p>
      <text:p text:style-name="P1"><text:s text:c="4"/>3)echo "Enter the radius:"</text:p>
      <text:p text:style-name="P1"><text:s text:c="6"/>read r</text:p>
      <text:p text:style-name="P1"><text:s text:c="6"/>c ='((3.14*$r*$r))'</text:p>
      <text:p text:style-name="P1"><text:s text:c="6"/>echo "volume of cylinder:$c"</text:p>
      <text:p text:style-name="P1"><text:s text:c="6"/>;;</text:p>
      <text:p text:style-name="P1"><text:s text:c="4"/>esac</text:p>
      <text:p text:style-name="P1"><text:s text:c="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6:00:13.280123255</meta:creation-date>
    <dc:date>2021-10-08T16:08:57.698121666</dc:date>
    <meta:editing-duration>PT8M46S</meta:editing-duration>
    <meta:editing-cycles>1</meta:editing-cycles>
    <meta:document-statistic meta:table-count="0" meta:image-count="0" meta:object-count="0" meta:page-count="1" meta:paragraph-count="31" meta:word-count="77" meta:character-count="687" meta:non-whitespace-character-count="535"/>
    <meta:generator>LibreOffice/7.0.4.2$Linux_X86_64 LibreOffice_project/00$Build-2</meta:generator>
  </office:meta>
</office:document-meta>
</file>